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0.28cm" table:align="left"/>
    </style:style>
    <style:style style:name="Tabla1.A" style:family="table-column">
      <style:table-column-properties style:column-width="2.106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1.963cm"/>
    </style:style>
    <style:style style:name="Tabla1.D" style:family="table-column">
      <style:table-column-properties style:column-width="1.88cm"/>
    </style:style>
    <style:style style:name="Tabla1.E" style:family="table-column">
      <style:table-column-properties style:column-width="2.03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a52a2a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030cf8"/>
    </style:style>
    <style:style style:name="T7" style:family="text">
      <style:text-properties officeooo:rsid="0003f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stante <text:span text:style-name="T6">en arrays</text:span></text:h>
      <text:p text:style-name="P3"/>
      <text:p text:style-name="Horizontal_20_Line"/>
      <text:h text:style-name="P2" text:outline-level="2">ECMAScript 2015 (ES6)</text:h>
      <text:p text:style-name="P4">En 2015, JavaScript introdujo una nueva palabra clave importante: <text:span text:style-name="Source_20_Text"><text:span text:style-name="T1">const</text:span></text:span>.</text:p>
      <text:p text:style-name="P4">Se ha convertido en una práctica común declarar <text:span text:style-name="T6">arrays</text:span> usando <text:span text:style-name="Source_20_Text"><text:span text:style-name="T1">const</text:span></text:span>:</text:p>
      <text:h text:style-name="P5" text:outline-level="3">Ejemplo</text:h>
      <text:p text:style-name="P10"><text:span text:style-name="T2">const</text:span> cars = [<text:span text:style-name="T3">"Saab"</text:span>, <text:span text:style-name="T3">"Volvo"</text:span>, <text:span text:style-name="T3">"BMW"</text:span>];</text:p>
      <text:p text:style-name="P12"/>
      <text:p text:style-name="Horizontal_20_Line"/>
      <text:h text:style-name="P2" text:outline-level="2">No se puede reasignar</text:h>
      <text:p text:style-name="P4">Un <text:span text:style-name="T6">array</text:span> declarad<text:span text:style-name="T6">o</text:span> con <text:span text:style-name="Source_20_Text"><text:span text:style-name="T1">const </text:span></text:span>no se puede reasignar:</text:p>
      <text:h text:style-name="P5" text:outline-level="3">Ejemplo</text:h>
      <text:p text:style-name="P10"><text:span text:style-name="T2">const</text:span> cars = [<text:span text:style-name="T3">"Saab"</text:span>, <text:span text:style-name="T3">"Volvo"</text:span>, <text:span text:style-name="T3">"BMW"</text:span>];<text:line-break/>cars = [<text:span text:style-name="T3">"Toyota"</text:span>, <text:span text:style-name="T3">"Volvo"</text:span>, <text:span text:style-name="T3">"Audi"</text:span>];    <text:span text:style-name="T4">// ERROR</text:span></text:p>
      <text:p text:style-name="P12"/>
      <text:p text:style-name="Horizontal_20_Line"/>
      <text:h text:style-name="P2" text:outline-level="2">L<text:span text:style-name="T6">os arrays </text:span>no son constantes</text:h>
      <text:p text:style-name="P4">La palabra clave <text:span text:style-name="Source_20_Text"><text:span text:style-name="T1">const </text:span></text:span>es un poco engañosa.</text:p>
      <text:p text:style-name="P4">NO define un <text:span text:style-name="T6">array</text:span> constante. Define una referencia constante a un <text:span text:style-name="T6">array</text:span>.</text:p>
      <text:p text:style-name="P4">Debido a esto, aún podemos cambiar los elementos de u<text:span text:style-name="T6">n array </text:span>constante.</text:p>
      <text:p text:style-name="Horizontal_20_Line"/>
      <text:h text:style-name="P2" text:outline-level="2">Los elementos se pueden reasignar</text:h>
      <text:p text:style-name="P4">Puedes cambiar los elementos de un <text:span text:style-name="T6">array</text:span> constante:</text:p>
      <text:h text:style-name="P5" text:outline-level="3">Ejemplo</text:h>
      <text:p text:style-name="P10"><text:span text:style-name="T4">// You can create a constant array:<text:line-break/></text:span><text:span text:style-name="T2">const</text:span> cars = [<text:span text:style-name="T3">"Saab"</text:span>, <text:span text:style-name="T3">"Volvo"</text:span>, <text:span text:style-name="T3">"BMW"</text:span>];<text:line-break/><text:line-break/><text:span text:style-name="T4">// You can change an element:<text:line-break/></text:span>cars[<text:span text:style-name="T5">0</text:span>] = <text:span text:style-name="T3">"Toyota"</text:span>;<text:line-break/><text:line-break/><text:soft-page-break/><text:span text:style-name="T4">// You can add an element:<text:line-break/></text:span>cars.push(<text:span text:style-name="T3">"Audi"</text:span>);</text:p>
      <text:p text:style-name="P12"/>
      <text:p text:style-name="Horizontal_20_Line"/>
      <text:h text:style-name="P2" text:outline-level="2">Soporte del navegador</text:h>
      <text:p text:style-name="P4">La palabra clave <text:span text:style-name="Source_20_Text"><text:span text:style-name="T1">const</text:span></text:span> no es compatible con Internet Explorer 10 o versiones anteriores.</text:p>
      <text:p text:style-name="P4">La siguiente tabla define las primeras versiones del navegador con soporte completo para la palabra clave <text:span text:style-name="Source_20_Text"><text:span text:style-name="T1">const</text:span>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1" office:value-type="string">
            <text:p text:style-name="P8">Chrome 49</text:p>
          </table:table-cell>
          <table:table-cell table:style-name="Tabla1.A1" office:value-type="string">
            <text:p text:style-name="P8">IE 11 / Edge</text:p>
          </table:table-cell>
          <table:table-cell table:style-name="Tabla1.A1" office:value-type="string">
            <text:p text:style-name="P8">Firefox 36</text:p>
          </table:table-cell>
          <table:table-cell table:style-name="Tabla1.A1" office:value-type="string">
            <text:p text:style-name="P8">Safari 10</text:p>
          </table:table-cell>
          <table:table-cell table:style-name="Tabla1.A1" office:value-type="string">
            <text:p text:style-name="P8">Opera 36</text:p>
          </table:table-cell>
        </table:table-row>
        <table:table-row table:style-name="Tabla1.1">
          <table:table-cell table:style-name="Tabla1.A1" office:value-type="string">
            <text:p text:style-name="P8">Mar, 2016</text:p>
          </table:table-cell>
          <table:table-cell table:style-name="Tabla1.A1" office:value-type="string">
            <text:p text:style-name="P8">Oct, 2013</text:p>
          </table:table-cell>
          <table:table-cell table:style-name="Tabla1.A1" office:value-type="string">
            <text:p text:style-name="P8">Feb, 2015</text:p>
          </table:table-cell>
          <table:table-cell table:style-name="Tabla1.A1" office:value-type="string">
            <text:p text:style-name="P8">Sep, 2016</text:p>
          </table:table-cell>
          <table:table-cell table:style-name="Tabla1.A1" office:value-type="string">
            <text:p text:style-name="P7">Mar, 2016</text:p>
          </table:table-cell>
        </table:table-row>
      </table:table>
      <text:p text:style-name="Horizontal_20_Line"/>
      <text:h text:style-name="P2" text:outline-level="2">Asignado cuando se declara</text:h>
      <text:p text:style-name="P4">A las variables de JavaScript  <text:span text:style-name="T7">definidas con </text:span><text:span text:style-name="Source_20_Text"><text:span text:style-name="T1">const </text:span></text:span>se les debe asignar un valor cuando se declaran:</text:p>
      <text:p text:style-name="P4">Significado: un <text:span text:style-name="T6">array</text:span> declarad<text:span text:style-name="T6">o</text:span> con <text:span text:style-name="Source_20_Text"><text:span text:style-name="T1">const </text:span></text:span>debe inicializarse cuando se declara.</text:p>
      <text:p text:style-name="P4">Usar <text:span text:style-name="Source_20_Text"><text:span text:style-name="T1">const </text:span></text:span>sin inicializar <text:span text:style-name="T6">el array</text:span> es un error de sintaxis:</text:p>
      <text:h text:style-name="P5" text:outline-level="3">Ejemplo</text:h>
      <text:p text:style-name="P6">Esto no funcionará:</text:p>
      <text:p text:style-name="P11"><text:span text:style-name="T2">const</text:span> cars;<text:line-break/>cars = [<text:span text:style-name="T3">"Saab"</text:span>, <text:span text:style-name="T3">"Volvo"</text:span>, <text:span text:style-name="T3">"BMW"</text:span>];</text:p>
      <text:p text:style-name="P4">L<text:span text:style-name="T6">os array</text:span>s declarad<text:span text:style-name="T6">o</text:span>s con <text:span text:style-name="Source_20_Text"><text:span text:style-name="T1">var </text:span></text:span>se pueden inicializar en cualquier momento.</text:p>
      <text:p text:style-name="P4">Incluso puedes usar <text:span text:style-name="T6">el array</text:span> antes de declararl<text:span text:style-name="T6">o</text:span>:</text:p>
      <text:h text:style-name="P5" text:outline-level="3">Ejemplo</text:h>
      <text:p text:style-name="P6">Esto est<text:span text:style-name="T6">á</text:span> bien:</text:p>
      <text:p text:style-name="P10">cars = [<text:span text:style-name="T3">"Saab"</text:span>, <text:span text:style-name="T3">"Volvo"</text:span>, <text:span text:style-name="T3">"BMW"</text:span>];<text:line-break/><text:span text:style-name="T2">var</text:span> cars;</text:p>
      <text:p text:style-name="P12"/>
      <text:p text:style-name="Horizontal_20_Line"/>
      <text:h text:style-name="P2" text:outline-level="2">Alcance del bloque const</text:h>
      <text:p text:style-name="P4">Un <text:span text:style-name="T6">array</text:span> declarad<text:span text:style-name="T6">o con</text:span> <text:span text:style-name="Source_20_Text"><text:span text:style-name="T1">const </text:span></text:span>tiene Block Scope .</text:p>
      <text:p text:style-name="P4">No es lo mismo un array declarado en un bloque que un array declarado fuera del bloque:</text:p>
      <text:h text:style-name="P5" text:outline-level="3"><text:soft-page-break/>Ejemplo</text:h>
      <text:p text:style-name="P10"><text:span text:style-name="T2">const</text:span> cars = [<text:span text:style-name="T3">"Saab"</text:span>, <text:span text:style-name="T3">"Volvo"</text:span>, <text:span text:style-name="T3">"BMW"</text:span>];<text:line-break/><text:span text:style-name="T4">// Here cars[0] is "Saab"<text:line-break/></text:span>{<text:line-break/>  <text:span text:style-name="T2">const</text:span> cars = [<text:span text:style-name="T3">"Toyota"</text:span>, <text:span text:style-name="T3">"Volvo"</text:span>, <text:span text:style-name="T3">"BMW"</text:span>];<text:line-break/>  <text:span text:style-name="T4">// Here cars[0] is "Toyota"<text:line-break/></text:span>}<text:line-break/><text:span text:style-name="T4">// Here cars[0] is "Saab"</text:span></text:p>
      <text:p text:style-name="P6"/>
      <text:p text:style-name="P4">Un <text:span text:style-name="T6">array</text:span> declarad<text:span text:style-name="T6">o</text:span> con <text:span text:style-name="Source_20_Text"><text:span text:style-name="T1">var </text:span></text:span>no tiene alcance de bloque:</text:p>
      <text:h text:style-name="P5" text:outline-level="3">Ejemplo</text:h>
      <text:p text:style-name="P10"><text:span text:style-name="T2">var</text:span> cars = [<text:span text:style-name="T3">"Saab"</text:span>, <text:span text:style-name="T3">"Volvo"</text:span>, <text:span text:style-name="T3">"BMW"</text:span>];<text:line-break/><text:span text:style-name="T4">// Here cars[0] is "Saab"<text:line-break/></text:span>{<text:line-break/>  <text:span text:style-name="T2">var</text:span> cars = [<text:span text:style-name="T3">"Toyota"</text:span>, <text:span text:style-name="T3">"Volvo"</text:span>, <text:span text:style-name="T3">"BMW"</text:span>];<text:line-break/>  <text:span text:style-name="T4">// Here cars[0] is "Toyota"<text:line-break/></text:span>}<text:line-break/><text:span text:style-name="T4">// Here cars[0] is "Toyota"</text:span></text:p>
      <text:p text:style-name="P6"/>
      <text:p text:style-name="P4"/>
      <text:p text:style-name="Horizontal_20_Line"/>
      <text:h text:style-name="P2" text:outline-level="2">Redeclaración <text:span text:style-name="T6">de arrays</text:span></text:h>
      <text:p text:style-name="P4">Se permite redeclarar un <text:span text:style-name="T6">array</text:span> declarad<text:span text:style-name="T6">o</text:span> con <text:span text:style-name="Source_20_Text"><text:span text:style-name="T1">var </text:span></text:span>en cualquier parte de un programa:</text:p>
      <text:h text:style-name="P5" text:outline-level="3">Ejemplo</text:h>
      <text:p text:style-name="P11"><text:span text:style-name="T2">var</text:span> cars = [<text:span text:style-name="T3">"Volvo"</text:span>, <text:span text:style-name="T3">"BMW"</text:span>];   <text:span text:style-name="T4">// Allowed<text:line-break/></text:span><text:span text:style-name="T2">var</text:span> cars = [<text:span text:style-name="T3">"Toyota"</text:span>, <text:span text:style-name="T3">"BMW"</text:span>];  <text:span text:style-name="T4">// Allowed<text:line-break/></text:span>cars = [<text:span text:style-name="T3">"Volvo"</text:span>, <text:span text:style-name="T3">"Saab"</text:span>];      <text:span text:style-name="T4">// Allowed</text:span></text:p>
      <text:p text:style-name="P4">No se permite redeclarar o reasignar un <text:span text:style-name="T6">array</text:span> a <text:span text:style-name="Source_20_Text"><text:span text:style-name="T1">const</text:span></text:span>, en el mismo alcance o en el mismo bloque:</text:p>
      <text:h text:style-name="P5" text:outline-level="3">Ejemplo</text:h>
      <text:p text:style-name="P11"><text:span text:style-name="T2">var</text:span> cars = [<text:span text:style-name="T3">"Volvo"</text:span>, <text:span text:style-name="T3">"BMW"</text:span>];     <text:span text:style-name="T4">// Allowed<text:line-break/></text:span><text:span text:style-name="T2">const</text:span> cars = [<text:span text:style-name="T3">"Volvo"</text:span>, <text:span text:style-name="T3">"BMW"</text:span>];   <text:span text:style-name="T4">// Not allowed<text:line-break/></text:span>{<text:line-break/>  <text:span text:style-name="T2">var</text:span> cars = [<text:span text:style-name="T3">"Volvo"</text:span>, <text:span text:style-name="T3">"BMW"</text:span>];   <text:span text:style-name="T4">// Allowed<text:line-break/></text:span>  <text:span text:style-name="T2">const</text:span> cars = [<text:span text:style-name="T3">"Volvo"</text:span>, <text:span text:style-name="T3">"BMW"</text:span>]; <text:span text:style-name="T4">// Not allowed<text:line-break/></text:span>}</text:p>
      <text:p text:style-name="P4">No se permite redeclarar o reasignar un <text:span text:style-name="T6">array existente a</text:span> <text:span text:style-name="Source_20_Text"><text:span text:style-name="T1">const</text:span></text:span>, en el mismo alcance o en el mismo bloque:</text:p>
      <text:h text:style-name="P5" text:outline-level="3"><text:soft-page-break/>Ejemplo</text:h>
      <text:p text:style-name="P11"><text:span text:style-name="T2">const</text:span> cars = [<text:span text:style-name="T3">"Volvo"</text:span>, <text:span text:style-name="T3">"BMW"</text:span>];   <text:span text:style-name="T4">// Allowed<text:line-break/></text:span><text:span text:style-name="T2">const</text:span> cars = [<text:span text:style-name="T3">"Volvo"</text:span>, <text:span text:style-name="T3">"BMW"</text:span>];   <text:span text:style-name="T4">// Not allowed<text:line-break/></text:span><text:span text:style-name="T2">var</text:span> cars = [<text:span text:style-name="T3">"Volvo"</text:span>, <text:span text:style-name="T3">"BMW"</text:span>];     <text:span text:style-name="T4">// Not allowed<text:line-break/></text:span>cars = [<text:span text:style-name="T3">"Volvo"</text:span>, <text:span text:style-name="T3">"BMW"</text:span>];         <text:span text:style-name="T4">// Not allowed<text:line-break/></text:span><text:line-break/>{<text:line-break/>  <text:span text:style-name="T2">const</text:span> cars = [<text:span text:style-name="T3">"Volvo"</text:span>, <text:span text:style-name="T3">"BMW"</text:span>]; <text:span text:style-name="T4">// Allowed<text:line-break/></text:span>  <text:span text:style-name="T2">const</text:span> cars = [<text:span text:style-name="T3">"Volvo"</text:span>, <text:span text:style-name="T3">"BMW"</text:span>]; <text:span text:style-name="T4">// Not allowed<text:line-break/></text:span>  <text:span text:style-name="T2">var</text:span> cars = [<text:span text:style-name="T3">"Volvo"</text:span>, <text:span text:style-name="T3">"BMW"</text:span>];   <text:span text:style-name="T4">// Not allowed<text:line-break/></text:span>  cars = [<text:span text:style-name="T3">"Volvo"</text:span>, <text:span text:style-name="T3">"BMW"</text:span>];       <text:span text:style-name="T4">// Not allowed<text:line-break/></text:span>}</text:p>
      <text:p text:style-name="P4">Se permite redeclarar un <text:span text:style-name="T6">array</text:span> con <text:span text:style-name="Source_20_Text"><text:span text:style-name="T1">const</text:span></text:span>, en otro alcance o en otro bloque:</text:p>
      <text:h text:style-name="P5" text:outline-level="3">Ejemplo</text:h>
      <text:p text:style-name="P10"><text:span text:style-name="T2">const</text:span> cars = [<text:span text:style-name="T3">"Volvo"</text:span>, <text:span text:style-name="T3">"BMW"</text:span>];   <text:span text:style-name="T4">// Allowed<text:line-break/></text:span>{<text:line-break/>  <text:span text:style-name="T2">const</text:span> cars = [<text:span text:style-name="T3">"Volvo"</text:span>, <text:span text:style-name="T3">"BMW"</text:span>]; <text:span text:style-name="T4">// Allowed<text:line-break/></text:span>}<text:line-break/>{<text:line-break/>  <text:span text:style-name="T2">const</text:span> cars = [<text:span text:style-name="T3">"Volvo"</text:span>, <text:span text:style-name="T3">"BMW"</text:span>]; <text:span text:style-name="T4">// Allowed<text:line-break/></text:span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7:40:35.634000000</meta:creation-date>
    <dc:date>2024-03-18T20:17:48.428000000</dc:date>
    <meta:editing-duration>PT10M45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4" meta:paragraph-count="64" meta:word-count="594" meta:character-count="3503" meta:non-whitespace-character-count="2900"/>
  </office:meta>
</office:document-meta>
</file>